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</text:p>
      <text:p text:style-name="Standard"/>
      <text:p text:style-name="Standard"><text:s text:c="28"/>Online C Compiler.</text:p>
      <text:p text:style-name="Standard"><text:s text:c="16"/>Code, Compile, Run and Debug C program online.</text:p>
      <text:p text:style-name="Standard">Write your code in this editor and press "Run" button to compile and execute it.</text:p>
      <text:p text:style-name="Standard"/>
      <text:p text:style-name="Standard">******************************************************************************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5"/>// comment in C </text:p>
      <text:p text:style-name="Standard"><text:s text:c="4"/>printf("Hello World!\n");</text:p>
      <text:p text:style-name="Standard"><text:s text:c="4"/>printf("It's really good!\n");</text:p>
      <text:p text:style-name="Standard">// /* for multi line comments */ </text:p>
      <text:p text:style-name="Standard"><text:s text:c="4"/>printf("1\t2\t3\t\n");</text:p>
      <text:p text:style-name="Standard"/>
      <text:p text:style-name="Standard"><text:s text:c="4"/>// variable </text:p>
      <text:p text:style-name="Standard"><text:s text:c="4"/>printf("Let's see variable\n");</text:p>
      <text:p text:style-name="Standard"><text:s text:c="4"/>int x; // declaration <text:s text:c="2"/></text:p>
      <text:p text:style-name="Standard"><text:s text:c="4"/>x = 123; // initialization </text:p>
      <text:p text:style-name="Standard"><text:s text:c="4"/>int y = 321; <text:s text:c="15"/>// datatypes </text:p>
      <text:p text:style-name="Standard"><text:s text:c="4"/>float gpa = 2.05; </text:p>
      <text:p text:style-name="Standard"><text:s text:c="4"/>char grade = 'B';</text:p>
      <text:p text:style-name="Standard"><text:s text:c="4"/>char name[] = "Bro"; <text:s text:c="5"/></text:p>
      <text:p text:style-name="Standard"><text:s text:c="4"/></text:p>
      <text:p text:style-name="Standard"><text:s text:c="4"/>printf("%d\n",x); <text:s text:c="3"/>// print variable x %d to print int </text:p>
      <text:p text:style-name="Standard"><text:s text:c="2"/>// <text:s/>printf("your gpa is %d\n",gpa);</text:p>
      <text:p text:style-name="Standard"><text:s text:c="2"/>printf("my name is %s\n",name); <text:s text:c="3"/>// with %s you can print a string </text:p>
      <text:p text:style-name="Standard"><text:s text:c="2"/>printf("your avarage grade is %c\n",grade); <text:s/>// %c to print char </text:p>
      <text:p text:style-name="Standard"><text:s text:c="2"/>printf("your gpa is %f\n",gpa); <text:s text:c="3"/>// %f to print float </text:p>
      <text:p text:style-name="Standard"><text:s text:c="4"/></text:p>
      <text:p text:style-name="Standard"><text:s text:c="8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8T20:03:01</meta:creation-date>
    <meta:document-statistic meta:table-count="0" meta:image-count="0" meta:object-count="0" meta:page-count="1" meta:paragraph-count="30" meta:word-count="130" meta:character-count="1067"/>
    <dc:date>2022-09-08T20:03:29</dc:date>
    <meta:editing-duration>PT29S</meta:editing-duration>
    <meta:editing-cycles>1</meta:editing-cycles>
    <meta:generator>OpenOffice/4.1.5$Unix OpenOffice.org_project/415m1$Build-9789</meta:generator>
  </office:meta>
</office:document-meta>
</file>